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 style:list-style-name="L9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rección Proyecto</text:h>
      <text:h text:style-name="Heading_20_2" text:outline-level="2">Alumno</text:h>
      <text:p text:style-name="Text_20_body">María del Carmen Torres Velasco</text:p>
      <text:h text:style-name="Heading_20_2" text:outline-level="2">Calificación</text:h>
      <text:p text:style-name="Text_20_body">APTO</text:p>
      <text:h text:style-name="Heading_20_2" text:outline-level="2">Comentarios</text:h>
      <text:p text:style-name="Text_20_body">Solución simple y clara. Adapta los conocimientos adquiridos en clase.</text:p>
      <text:p text:style-name="Text_20_body">Arquitectura correcta, a mejorar organización de controladores y archivos de vistas, y el empleo de métodos auxiliares. </text:p>
      <text:h text:style-name="Heading_20_2" text:outline-level="2">Anotaciones</text:h>
      <text:p text:style-name="Text_20_body">RF:</text:p>
      <text:list xml:id="list7652067010654309874" text:style-name="L1">
        <text:list-item>
          <text:p text:style-name="P1">Acceso correcto, validación</text:p>
        </text:list-item>
        <text:list-item>
          <text:p text:style-name="P1">Interacción con usuario sencilla y completa</text:p>
        </text:list-item>
        <text:list-item>
          <text:p text:style-name="P1">Extendidos:</text:p>
        </text:list-item>
      </text:list>
      <text:list xml:id="list2466740931288474538" text:style-name="L2">
        <text:list-item>
          <text:p text:style-name="P2">Control de autorización, pendiente comprobar perfiles</text:p>
        </text:list-item>
      </text:list>
      <text:p text:style-name="Text_20_body"/>
      <text:p text:style-name="Text_20_body">RNF:</text:p>
      <text:list xml:id="list4865933066368255444" text:style-name="L3">
        <text:list-item>
          <text:p text:style-name="P3">Empleo de asociaciones simples e inversa. Cuidado con nomenclatura de claves.</text:p>
        </text:list-item>
        <text:list-item>
          <text:p text:style-name="P3">DAOs sencillos y claros. Buscar por id se puede implementar con get, no necesario buscar por dni ya que tenemos acceso al id del usuario</text:p>
        </text:list-item>
        <text:list-item>
          <text:p text:style-name="P3">Configuración completa</text:p>
        </text:list-item>
        <text:list-item>
          <text:p text:style-name="P3">Bien definición de internacionalización, pendiente incluir mensajes validación.</text:p>
        </text:list-item>
      </text:list>
      <text:p text:style-name="Text_20_body"/>
      <text:h text:style-name="Heading_20_2" text:outline-level="2">Aspectos mejora</text:h>
      <text:p text:style-name="Text_20_body">Interfaz de usuario:</text:p>
      <text:list xml:id="list8918981648191442378" text:style-name="L4">
        <text:list-item>
          <text:p text:style-name="P4">Empleo de menú de opciones</text:p>
        </text:list-item>
      </text:list>
      <text:p text:style-name="Text_20_body"/>
      <text:p text:style-name="Text_20_body">Navegación / Usabilidad</text:p>
      <text:list xml:id="list129795017614403422" text:style-name="L9">
        <text:list-item>
          <text:p text:style-name="P8">Ocultar enlaces no funcionales</text:p>
        </text:list-item>
        <text:list-item>
          <text:p text:style-name="P8">El inicio de la página de error lleva al login, mejor a home</text:p>
        </text:list-item>
        <text:list-item>
          <text:p text:style-name="P8">Comprobación al eliminar </text:p>
        </text:list-item>
      </text:list>
      <text:p text:style-name="Text_20_body"/>
      <text:p text:style-name="Text_20_body"><text:soft-page-break/>RF:</text:p>
      <text:list xml:id="list7891413546606009339" text:style-name="L6">
        <text:list-item>
          <text:p text:style-name="P5">Registro de usuarios no funcional </text:p>
        </text:list-item>
      </text:list>
      <text:p text:style-name="Text_20_body"/>
      <text:p text:style-name="Text_20_body">RNF:</text:p>
      <text:list xml:id="list6521473368585864961" text:style-name="L7">
        <text:list-item>
          <text:p text:style-name="P6">Limpiar el script de entrega</text:p>
        </text:list-item>
        <text:list-item>
          <text:p text:style-name="P6">BS + tiles</text:p>
        </text:list-item>
        <text:list-item>
          <text:p text:style-name="P6">AJAX</text:p>
        </text:list-item>
      </text:list>
      <text:p text:style-name="Text_20_body"/>
      <text:p text:style-name="Text_20_body">Adecuación a RF propuestos:</text:p>
      <text:list xml:id="list1258643298031292828" text:style-name="L8">
        <text:list-item>
          <text:p text:style-name="P7">Donaciones</text:p>
        </text:list-item>
        <text:list-item>
          <text:p text:style-name="P7">Citas</text:p>
        </text:list-item>
        <text:list-item>
          <text:p text:style-name="P7">Noticias</text:p>
        </text:list-item>
        <text:list-item>
          <text:p text:style-name="P7">Fotografía</text:p>
        </text:list-item>
        <text:list-item>
          <text:p text:style-name="P7">Anuncios</text:p>
        </text:list-item>
        <text:list-item>
          <text:p text:style-name="P7">Actividad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Jurado</meta:initial-creator>
    <meta:creation-date>2018-12-17T15:20:11</meta:creation-date>
    <dc:date>2018-12-18T10:42:47</dc:date>
    <dc:creator>Alejandro Jurado</dc:creator>
    <meta:editing-duration>PT1H41M35S</meta:editing-duration>
    <meta:editing-cycles>9</meta:editing-cycles>
    <meta:generator>OpenOffice/4.1.1$Unix OpenOffice.org_project/411m6$Build-9775</meta:generator>
    <meta:document-statistic meta:table-count="0" meta:image-count="0" meta:object-count="0" meta:page-count="2" meta:paragraph-count="39" meta:word-count="184" meta:character-count="1122"/>
  </office:meta>
</office:document-meta>
</file>